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10cm" svg:height="5.5cm" svg:x="0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5.474cm" svg:x="0.5cm" svg:y="10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5.5cm" svg:x="10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9cm" svg:height="1.632cm" svg:x="1cm" svg:y="5.315cm">
          <text:p text:style-name="P2">Esperant identificador d'usuar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9cm" svg:height="1.632cm" svg:x="1cm" svg:y="8cm">
          <text:p text:style-name="P2">nom_usuar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5cm" svg:y1="6.947cm" svg:x2="5.5cm" svg:y2="8cm" draw:start-shape="id1" draw:start-glue-point="2" draw:end-shape="id2" draw:end-glue-point="0">
          <text:p/>
        </draw:connector>
        <draw:custom-shape draw:style-name="gr1" draw:text-style-name="P1" draw:layer="layout" svg:width="10cm" svg:height="5.5cm" svg:x="10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" draw:layer="layout" svg:width="9cm" svg:height="1.632cm" svg:x="11cm" svg:y="5.315cm">
          <text:p text:style-name="P2">Esperant direcció d'un servi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9cm" svg:height="1.632cm" svg:x="11cm" svg:y="8cm">
          <text:p text:style-name="P2">adreça (i.e. localhost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5.5cm" svg:y1="6.947cm" svg:x2="15.5cm" svg:y2="8cm" draw:start-shape="id3" draw:start-glue-point="2" draw:end-shape="id4" draw:end-glue-point="0">
          <text:p/>
        </draw:connector>
        <draw:custom-shape draw:style-name="gr2" draw:text-style-name="P2" draw:id="id5" draw:layer="layout" svg:width="9cm" svg:height="1.632cm" svg:x="1cm" svg:y="10.815cm">
          <text:p text:style-name="P2">Esperant port UDP per la <text:line-break/>recepció de missatges priva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6" draw:layer="layout" svg:width="9cm" svg:height="1.632cm" svg:x="1cm" svg:y="13.526cm">
          <text:p text:style-name="P2">port (i.e. 779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cm" svg:height="1.632cm" svg:x="11cm" svg:y="10.815cm">
          <text:p text:style-name="P2">Es mostra la informació<text:line-break/> de la configuració a l'usuar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5cm" svg:y1="12.447cm" svg:x2="5.5cm" svg:y2="13.526cm" draw:start-shape="id5" draw:start-glue-point="2" draw:end-shape="id6" draw:end-glue-point="0">
          <text:p/>
        </draw:connector>
        <draw:custom-shape draw:style-name="gr4" draw:text-style-name="P2" draw:layer="layout" svg:width="1cm" svg:height="0.407cm" svg:x="0.5cm" svg:y="4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0.407cm" svg:x="10.5cm" svg:y="4.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0.407cm" svg:x="0.5cm" svg:y="10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0.407cm" svg:x="10.5cm" svg:y="10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21:20:34</dc:date>
    <dc:language>es-ES</dc:language>
    <meta:editing-cycles>7</meta:editing-cycles>
    <meta:editing-duration>PT1H37M2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